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style:font-name="DejaVu Serif" officeooo:rsid="00090899" officeooo:paragraph-rsid="00090899"/>
    </style:style>
    <style:style style:name="P3" style:family="paragraph" style:parent-style-name="Standard">
      <style:paragraph-properties fo:line-height="100%" fo:text-align="center" style:justify-single-word="false"/>
      <style:text-properties style:font-name="DejaVu Serif" officeooo:rsid="00090899" officeooo:paragraph-rsid="00090899"/>
    </style:style>
    <style:style style:name="P4" style:family="paragraph" style:parent-style-name="Title">
      <style:paragraph-properties fo:line-height="100%"/>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justify" style:justify-single-word="false"/>
      <style:text-properties officeooo:rsid="00091e0d" officeooo:paragraph-rsid="00091e0d"/>
    </style:style>
    <style:style style:name="P7" style:family="paragraph" style:parent-style-name="Text_20_body">
      <style:paragraph-properties fo:text-align="justify" style:justify-single-word="false"/>
      <style:text-properties officeooo:rsid="000c84d3" officeooo:paragraph-rsid="000c84d3"/>
    </style:style>
    <style:style style:name="P8" style:family="paragraph" style:parent-style-name="Text_20_body">
      <style:paragraph-properties fo:text-align="justify" style:justify-single-word="false"/>
      <style:text-properties officeooo:rsid="000de9ec" officeooo:paragraph-rsid="000c84d3"/>
    </style:style>
    <style:style style:name="P9" style:family="paragraph" style:parent-style-name="Text_20_body">
      <style:paragraph-properties fo:text-align="start" style:justify-single-word="false"/>
      <style:text-properties officeooo:rsid="0011c4f2" officeooo:paragraph-rsid="0011c4f2"/>
    </style:style>
    <style:style style:name="P10" style:family="paragraph" style:parent-style-name="Text_20_body">
      <style:paragraph-properties fo:text-align="justify" style:justify-single-word="false"/>
      <style:text-properties officeooo:rsid="0012cb95" officeooo:paragraph-rsid="0012cb95"/>
    </style:style>
    <style:style style:name="P11" style:family="paragraph" style:parent-style-name="Text_20_body">
      <style:paragraph-properties fo:text-align="justify" style:justify-single-word="false" fo:break-before="page"/>
      <style:text-properties officeooo:rsid="0012cb95" officeooo:paragraph-rsid="0012cb95"/>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Footer">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Text_20_body">
      <style:paragraph-properties fo:text-align="justify" style:justify-single-word="false"/>
      <style:text-properties officeooo:rsid="0015cdac" officeooo:paragraph-rsid="0015cdac"/>
    </style:style>
    <style:style style:name="T1" style:family="text">
      <style:text-properties officeooo:rsid="000ab930"/>
    </style:style>
    <style:style style:name="T2" style:family="text">
      <style:text-properties officeooo:rsid="000c84d3"/>
    </style:style>
    <style:style style:name="T3" style:family="text">
      <style:text-properties fo:font-weight="bold" style:font-weight-asian="bold" style:font-weight-complex="bold"/>
    </style:style>
    <style:style style:name="T4" style:family="text">
      <style:text-properties officeooo:rsid="0015cda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veloper Operations</text:p>
      <text:p text:style-name="P4">Assignment 2</text:p>
      <text:p text:style-name="P4">April – May 2026</text:p>
      <text:p text:style-name="P2"/>
      <text:p text:style-name="P2"/>
      <text:p text:style-name="P2"/>
      <text:p text:style-name="P2"/>
      <text:p text:style-name="P2"/>
      <text:p text:style-name="P2"/>
      <text:p text:style-name="P2"/>
      <text:p text:style-name="P2"/>
      <text:p text:style-name="P2"/>
      <text:p text:style-name="P2">PUT DIAGRAM HERE-------------------------&g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By Kristian Colvil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2"><text:a xlink:type="simple" xlink:href="#__RefHeading___Toc15_1434916083" text:style-name="Index_20_Link" text:visited-style-name="Index_20_Link">1. Introduction<text:tab/>3</text:a></text:p>
          <text:p text:style-name="P12"><text:a xlink:type="simple" xlink:href="#__RefHeading___Toc54_1434916083" text:style-name="Index_20_Link" text:visited-style-name="Index_20_Link">2. The Setup<text:tab/>4</text:a></text:p>
          <text:p text:style-name="P12"><text:a xlink:type="simple" xlink:href="#__RefHeading___Toc56_1434916083" text:style-name="Index_20_Link" text:visited-style-name="Index_20_Link">Appendix A – Screenshots<text:tab/>6</text:a></text:p>
        </text:index-body>
      </text:table-of-content>
      <text:p text:style-name="P5"/>
      <text:p text:style-name="P5"/>
      <text:p text:style-name="P5"/>
      <text:h text:style-name="P14" text:outline-level="1"><text:bookmark-start text:name="__RefHeading___Toc15_1434916083"/><text:span text:style-name="T2">1. </text:span>Introduction<text:bookmark-end text:name="__RefHeading___Toc15_1434916083"/></text:h>
      <text:p text:style-name="P6">This assignment demonstrates the deployment and automated management of a load-balanced, auto-scaling web application in AWS. The <text:span text:style-name="T1">solution documented</text:span> <text:span text:style-name="T1">describes</text:span> designing and deploying a scalable architecture configured to support auto-scaling and improve overall availability and performance.</text:p>
      <text:p text:style-name="P6"/>
      <text:p text:style-name="P6"/>
      <text:p text:style-name="P6"/>
      <text:p text:style-name="P6"/>
      <text:p text:style-name="P6"/>
      <text:h text:style-name="P14" text:outline-level="1"><text:bookmark-start text:name="__RefHeading___Toc54_1434916083"/><text:span text:style-name="T2">2. </text:span><text:span text:style-name="T4">What To Build</text:span><text:bookmark-end text:name="__RefHeading___Toc54_1434916083"/></text:h>
      <text:p text:style-name="P15"/>
      <text:p text:style-name="P9"/>
      <text:p text:style-name="P9"><text:span text:style-name="T3">Figure 2.1:</text:span> </text:p>
      <text:p text:style-name="P9"/>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2.2 Proposed setup</text:p>
      <text:p text:style-name="P10">In the proposed setup we want to place the application and database on separate instances and set the application instances to automatically scale. We will utilize AWS to put the application layer behind an elastic load balancer with configurations to automatically scale.</text:p>
      <text:p text:style-name="P10"/>
      <text:h text:style-name="P14" text:outline-level="1"><text:bookmark-start text:name="__RefHeading___Toc56_1434916083"/>Appendix A – Screenshots<text:bookmark-end text:name="__RefHeading___Toc56_1434916083"/></text:h>
      <text:p text:style-name="P7"/>
      <text:p text:style-name="P7">Figure 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7</text:page-number><text:bookmark-end text:name="PageNumWizard_FOOTER_Default Page Style1"/></text:p>
      </style:footer>
      <style:footer-left>
        <text:p text:style-name="MP2"><text:bookmark-start text:name="PageNumWizard_FOOTER_Default Page Style2"/><text:page-number text:select-page="current">6</text:page-number><text:bookmark-end text:name="PageNumWizard_FOOTER_Default Page Style2"/></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6T12:55:34.545890610</meta:creation-date>
    <dc:date>2026-04-27T20:51:10.101510599</dc:date>
    <meta:editing-duration>PT6H1M44S</meta:editing-duration>
    <meta:editing-cycles>8</meta:editing-cycles>
    <meta:generator>LibreOffice/24.2.7.2$Linux_X86_64 LibreOffice_project/420$Build-2</meta:generator>
    <meta:print-date>2026-04-26T13:22:01.106483379</meta:print-date>
    <meta:printed-by>PDF files</meta:printed-by>
    <meta:document-statistic meta:table-count="0" meta:image-count="0" meta:object-count="0" meta:page-count="6" meta:paragraph-count="19" meta:word-count="124" meta:character-count="845" meta:non-whitespace-character-count="737"/>
  </office:meta>
</office:document-meta>
</file>